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none" draw:textarea-vertical-align="middle" draw:auto-grow-height="false" draw:fit-to-size="false" style:shrink-to-fit="false" fo:min-height="3.506cm" fo:min-width="25.197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12cm" fo:min-width="8.294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5.197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86cm" fo:min-width="25.197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181cm" fo:min-width="25.197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7" style:family="paragraph">
      <style:paragraph-properties fo:margin-left="0cm" fo:margin-right="0cm" fo:margin-top="0.499cm" fo:margin-bottom="0cm" fo:line-height="100%" fo:text-align="start" fo:text-indent="0cm" style:writing-mode="lr-tb"/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9" style:family="paragraph">
      <style:paragraph-properties fo:margin-left="1.2cm" fo:margin-right="0cm" fo:margin-top="0cm" fo:margin-bottom="0cm" fo:line-height="100%" fo:text-align="center" fo:text-indent="-0.645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499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margin-left="1.2cm" fo:margin-right="0cm" fo:margin-top="0cm" fo:margin-bottom="0cm" fo:line-height="100%" fo:text-align="center" fo:text-indent="-0.645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14pt"/>
    </style:style>
    <style:style style:name="P13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6pt" fo:letter-spacing="normal" fo:font-style="normal" style:text-underline-style="none" fo:font-weight="normal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8pt" fo:letter-spacing="normal" fo:font-style="normal" style:text-underline-style="none" fo:font-weight="normal" style:font-name-asian="Arial1" style:font-size-asian="58pt" style:font-style-asian="normal" style:font-weight-asian="normal" style:font-name-complex="Arial1" style:font-size-complex="5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solid" style:text-line-through-type="singl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6cm" svg:height="3.505cm" svg:x="1.269cm" svg:y="5.08cm">
          <text:p text:style-name="P1"><text:span text:style-name="T1">Controlling Modulars with SuperColli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 2" draw:style-name="gr2" draw:text-style-name="P4" draw:layer="layout" svg:width="8.793cm" svg:height="0.961cm" svg:x="3.809cm" svg:y="14.986cm">
          <text:p text:style-name="P3"><text:span text:style-name="T2">Presenter: </text:span></text:p>
          <text:p text:style-name="P3"><text:span text:style-name="T2">Jason E Ander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60;p1:notes 1"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p1:notes 2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69;p15" draw:style-name="gr1" draw:text-style-name="P2" draw:layer="layout" svg:width="25.196cm" svg:height="3.505cm" svg:x="1.399cm" svg:y="0.837cm">
          <text:p text:style-name="P1"><text:span text:style-name="T1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 2" draw:style-name="gr4" draw:text-style-name="P8" draw:layer="layout" svg:width="25.196cm" svg:height="13.859cm" svg:x="1.399cm" svg:y="4.914cm">
          <text:list text:style-name="L2">
            <text:list-item>
              <text:p text:style-name="P6"><text:span text:style-name="T3">SuperCollider is free</text:span></text:p>
            </text:list-item>
            <text:list-item>
              <text:p text:style-name="P7"><text:span text:style-name="T3">SC is the best sequencer</text:span></text:p>
            </text:list-item>
            <text:list-item>
              <text:p text:style-name="P7"><text:span text:style-name="T3">SC can extend your existing setup</text:span></text:p>
            </text:list-item>
            <text:list-item>
              <text:p text:style-name="P7"><text:span text:style-name="T3">Hybrid system: Digital control, analog sound</text:span></text:p>
            </text:list-item>
            <text:list-item>
              <text:p text:style-name="P7"><text:span text:style-name="T3">DC signals for pitch and envelopes</text:span></text:p>
            </text:list-item>
            <text:list-item>
              <text:p text:style-name="P7"><text:span text:style-name="T3">Modulators</text:span></text:p>
            </text:list-item>
            <text:list-item>
              <text:p text:style-name="P7"><text:span text:style-name="T3">New wavefor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66;p2:notes 1"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2:notes 2" draw:style-name="gr3" draw:layer="layout" svg:width="14.393cm" svg:height="10.477cm" svg:x="3.599cm" svg:y="2.09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5;p16" draw:style-name="gr1" draw:text-style-name="P2" draw:layer="layout" svg:width="25.196cm" svg:height="3.505cm" svg:x="1.399cm" svg:y="0.837cm">
          <text:p text:style-name="P1"><text:span text:style-name="T1">Some current artists controlling modulars w/ compu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 2" draw:style-name="gr5" draw:text-style-name="P8" draw:layer="layout" svg:width="25.196cm" svg:height="13.859cm" svg:x="1.399cm" svg:y="4.914cm">
          <text:list text:style-name="L2">
            <text:list-item>
              <text:p text:style-name="P6"><text:span text:style-name="T3">Greg Davis</text:span></text:p>
            </text:list-item>
            <text:list-item>
              <text:p text:style-name="P7"><text:span text:style-name="T3">Chris Madak</text:span></text:p>
            </text:list-item>
            <text:list-item>
              <text:p text:style-name="P7"><text:span text:style-name="T3">Ben Vida</text:span></text:p>
            </text:list-item>
            <text:list-item>
              <text:p text:style-name="P7"><text:span text:style-name="T3">Roc Jimenez de Cisneros (EVO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72;p3:notes 1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p3:notes 2" draw:style-name="gr3" draw:layer="layout" svg:width="14.393cm" svg:height="10.477cm" svg:x="3.599cm" svg:y="2.09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1;p17" draw:style-name="gr1" draw:text-style-name="P2" draw:layer="layout" svg:width="25.196cm" svg:height="3.505cm" svg:x="1.399cm" svg:y="0.837cm">
          <text:p text:style-name="P1"><text:span text:style-name="T1">Is this still Modular Music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 2" draw:style-name="gr6" draw:text-style-name="P11" draw:layer="layout" svg:width="25.196cm" svg:height="13.859cm" svg:x="1.399cm" svg:y="4.914cm">
          <text:p text:style-name="P9"><text:span text:style-name="T3"/></text:p>
          <text:p text:style-name="P10"><text:span text:style-name="T4">?</text:span></text:p>
          <text:p text:style-name="P10"><text:span text:style-name="T5">I think so, but who car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78;p4:notes 1"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4:notes 2" draw:style-name="gr3" draw:layer="layout" svg:width="14.393cm" svg:height="10.477cm" svg:x="3.599cm" svg:y="2.09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87;p18" draw:style-name="gr1" draw:text-style-name="P2" draw:layer="layout" svg:width="25.196cm" svg:height="3.505cm" svg:x="1.399cm" svg:y="0.837cm">
          <text:p text:style-name="P1"><text:span text:style-name="T1">Setup Requirements 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 2" draw:style-name="gr7" draw:text-style-name="P8" draw:layer="layout" svg:width="25.196cm" svg:height="13.859cm" svg:x="1.399cm" svg:y="4.914cm">
          <text:list text:style-name="L2">
            <text:list-item>
              <text:p text:style-name="P6"><text:span text:style-name="T6">DC coupled audio interfac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Motu 828 mkII or Motu 828 mkI</text:span></text:p>
                </text:list-item>
              </text:list>
            </text:list-item>
            <text:list-item>
              <text:p text:style-name="P12"><text:span text:style-name="T6">Specialized module</text:span></text:p>
              <text:list>
                <text:list-item>
                  <text:p text:style-name="P7"><text:span text:style-name="T7">Expert Sleepers modules (I have an ES-3)</text:span></text:p>
                </text:list-item>
              </text:list>
            </text:list-item>
            <text:list-item>
              <text:p text:style-name="P12"><text:span text:style-name="T6">DIY</text:span></text:p>
              <text:list>
                <text:list-item>
                  <text:p text:style-name="P7"><text:span text:style-name="T7">Microcontrollers!!!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<text:span text:style-name="T8">Bela/Beaglebone black, Teensy/Arduino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84;p5:notes 1"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5;p5:notes 2" draw:style-name="gr3" draw:layer="layout" svg:width="14.393cm" svg:height="10.477cm" svg:x="3.599cm" svg:y="2.09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93;p19" draw:style-name="gr1" draw:text-style-name="P2" draw:layer="layout" svg:width="25.196cm" svg:height="3.505cm" svg:x="1.399cm" svg:y="0.837cm">
          <text:p text:style-name="P1"><text:span text:style-name="T1">Setup Requirements 2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 2" draw:style-name="gr8" draw:text-style-name="P8" draw:layer="layout" svg:width="25.196cm" svg:height="13.859cm" svg:x="1.399cm" svg:y="4.914cm">
          <text:list text:style-name="L2">
            <text:list-item>
              <text:p text:style-name="P6"><text:span text:style-name="T6">Multimete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9">Cheap is fine but needs to read voltages to 0.001V minimum if you want to generate accurate pitch</text:span></text:p>
                </text:list-item>
              </text:list>
            </text:list-item>
            <text:list-item>
              <text:p text:style-name="P12"><text:span text:style-name="T6">¼”, ⅛” plug (TS) or Banana lead &amp; ground</text:span></text:p>
            </text:list-item>
            <text:list-item>
              <text:p text:style-name="P7"><text:span text:style-name="T6">'Floating' ring cables (w/ DC-coupled audio io)</text:span></text:p>
              <text:list>
                <text:list-item>
                  <text:p text:style-name="P7"><text:span text:style-name="T7">TRS cables w/ ring disconnected</text:span></text:p>
                </text:list-item>
              </text:list>
            </text:list-item>
            <text:list-item>
              <text:p text:style-name="P12"><text:span text:style-name="T6">USB&gt;ADAT (USBstreamer w/ ES3 work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90;p6:notes 1" presentation:style-name="pr6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1;p6:notes 2" draw:style-name="gr3" draw:layer="layout" svg:width="14.393cm" svg:height="10.477cm" svg:x="3.599cm" svg:y="2.09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99;p20" draw:style-name="gr1" draw:text-style-name="P2" draw:layer="layout" svg:width="25.196cm" svg:height="3.505cm" svg:x="1.399cm" svg:y="0.837cm">
          <text:p text:style-name="P1"><text:span text:style-name="T1">Setup Requirements 3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2" draw:style-name="gr9" draw:text-style-name="P8" draw:layer="layout" svg:width="25.196cm" svg:height="13.859cm" svg:x="1.399cm" svg:y="4.914cm">
          <text:list text:style-name="L2">
            <text:list-item>
              <text:p text:style-name="P6"><text:span text:style-name="T3">Computer (or Raspberry Pi!)</text:span></text:p>
            </text:list-item>
            <text:list-item>
              <text:p text:style-name="P7"><text:span text:style-name="T3"><text:s/></text:span><text:span text:style-name="T3">SuperCollide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Free</text:span></text:p>
                </text:list-item>
                <text:list-item>
                  <text:p text:style-name="P12"><text:span text:style-name="T7">Cross Platform</text:span></text:p>
                </text:list-item>
              </text:list>
            </text:list-item>
            <text:list-item>
              <text:p text:style-name="P12"><text:span text:style-name="T3">Modular or Synth capable of control via CV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96;p7:notes 1" presentation:style-name="pr7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7;p7:notes 2" draw:style-name="gr3" draw:layer="layout" svg:width="14.393cm" svg:height="10.477cm" svg:x="3.599cm" svg:y="2.09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05;p21" draw:style-name="gr10" draw:text-style-name="P2" draw:layer="layout" svg:width="25.196cm" svg:height="3.505cm" svg:x="1.399cm" svg:y="0.837cm">
          <text:p text:style-name="P1"><text:span text:style-name="T1">Favorite SC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 2" draw:style-name="gr11" draw:text-style-name="P8" draw:layer="layout" svg:width="25.196cm" svg:height="13.859cm" svg:x="1.399cm" svg:y="4.914cm">
          <text:list text:style-name="L2">
            <text:list-item>
              <text:p text:style-name="P6"><text:span text:style-name="T9">A Gentle Introduction to SuperCollider, Bruno Ruviaro</text:span></text:p>
            </text:list-item>
            <text:list-item>
              <text:p text:style-name="P7"><text:span text:style-name="T9">howto_co34pt_liveCode, a guide on how to live code in SuperCollider, co34pt/Sean Cotterill</text:span></text:p>
            </text:list-item>
            <text:list-item>
              <text:p text:style-name="P7"><text:span text:style-name="T9">Scoring Sound, Thor Magnusson</text:span></text:p>
            </text:list-item>
            <text:list-item>
              <text:p text:style-name="P7"><text:span text:style-name="T9">Introduction to SuperCollider (video) Notam 2019, Mads Kjeldgaard</text:span></text:p>
            </text:list-item>
            <text:list-item>
              <text:p text:style-name="P7"><text:span text:style-name="T9">SuperCollider Tutorials on YouTube, Eli Fieldsteel</text:span></text:p>
            </text:list-item>
            <text:list-item>
              <text:p text:style-name="P7"><text:span text:style-name="T9">The SuperCollider Book, MIT Press</text:span></text:p>
            </text:list-item>
            <text:list-item>
              <text:p text:style-name="P7"><text:span text:style-name="T9">Introduction to SuperCollider, Andrea Val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02;p8:notes 1" presentation:style-name="pr8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3;p8:notes 2" draw:style-name="gr3" draw:layer="layout" svg:width="14.393cm" svg:height="10.477cm" svg:x="3.599cm" svg:y="2.09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11;p22" draw:style-name="gr10" draw:text-style-name="P2" draw:layer="layout" svg:width="25.196cm" svg:height="3.505cm" svg:x="1.399cm" svg:y="0.837cm">
          <text:p text:style-name="P1"><text:span text:style-name="T1">Where to get SC hel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 2" draw:style-name="gr12" draw:text-style-name="P8" draw:layer="layout" svg:width="25.196cm" svg:height="13.859cm" svg:x="1.399cm" svg:y="4.914cm">
          <text:list text:style-name="L2">
            <text:list-item>
              <text:p text:style-name="P6"><text:span text:style-name="T10"><text:a xlink:href="http://doc.sccode.org/" xlink:type="simple">http://doc.sccode.org/</text:a></text:span></text:p>
            </text:list-item>
            <text:list-item>
              <text:p text:style-name="P7"><text:span text:style-name="T10"><text:a xlink:href="https://scsynth.org/" xlink:type="simple">https://scsynth.org/</text:a></text:span></text:p>
            </text:list-item>
            <text:list-item>
              <text:p text:style-name="P7"><text:span text:style-name="T11">https://www.listarc.bham.ac.uk/lists/sc-users/</text:span></text:p>
            </text:list-item>
            <text:list-item>
              <text:p text:style-name="P7"><text:span text:style-name="T10"><text:a xlink:href="https://github.com/madskjeldgaard/awesome-supercollider" xlink:type="simple">https://github.com/madskjeldgaard/awesome-supercollider</text:a></text:span></text:p>
            </text:list-item>
            <text:list-item>
              <text:p text:style-name="P7"><text:span text:style-name="T8">https://www.facebook.com/groups/supercollider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08;p9:notes 1" presentation:style-name="pr9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9;p9:notes 2" draw:style-name="gr3" draw:layer="layout" svg:width="14.393cm" svg:height="10.477cm" svg:x="3.599cm" svg:y="2.09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17;p23" draw:style-name="gr10" draw:text-style-name="P2" draw:layer="layout" svg:width="25.196cm" svg:height="3.505cm" svg:x="1.399cm" svg:y="0.837cm">
          <text:p text:style-name="P1"><text:span text:style-name="T1">Language &lt;&gt;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 2" draw:style-name="gr13" draw:text-style-name="P8" draw:layer="layout" svg:width="25.196cm" svg:height="13.859cm" svg:x="1.399cm" svg:y="4.914cm">
          <text:list text:style-name="L2">
            <text:list-item>
              <text:p text:style-name="P6"><text:span text:style-name="T3">IDE (integrated development environment)</text:span></text:p>
            </text:list-item>
            <text:list-item>
              <text:p text:style-name="P7"><text:span text:style-name="T3">Language side of SC: defining what you want to do and controlling it</text:span></text:p>
            </text:list-item>
            <text:list-item>
              <text:p text:style-name="P7"><text:span text:style-name="T3">Server side of SC: running your code, audio generated</text:span></text:p>
            </text:list-item>
            <text:list-item>
              <text:p text:style-name="P7"><text:span text:style-name="T3">Language/Server model allows you to send to servers on other computers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14;p10:notes 1" presentation:style-name="pr10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5;p10:notes 2" draw:style-name="gr3" draw:layer="layout" svg:width="14.393cm" svg:height="10.477cm" svg:x="3.599cm" svg:y="2.095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123;p24" draw:style-name="gr10" draw:text-style-name="P2" draw:layer="layout" svg:width="25.196cm" svg:height="3.505cm" svg:x="1.399cm" svg:y="0.837cm">
          <text:p text:style-name="P1"><text:span text:style-name="T12">(I like) SynthDefs &amp; Syn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 2" draw:style-name="gr14" draw:text-style-name="P8" draw:layer="layout" svg:width="25.196cm" svg:height="13.859cm" svg:x="1.399cm" svg:y="4.914cm">
          <text:list text:style-name="L2">
            <text:list-item>
              <text:p text:style-name="P6"><text:span text:style-name="T3">SynthDef is defining a synth and how you want to control it</text:span></text:p>
            </text:list-item>
            <text:list-item>
              <text:p text:style-name="P7"><text:span text:style-name="T3">Synth is the process of creating it</text:span></text:p>
            </text:list-item>
            <text:list-item>
              <text:p text:style-name="P7"><text:span text:style-name="T3">Some recommended practices like this: https://www.madskjeldgaard.dk/supercollider-tutorial-mass-producing-synthdefs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20;p11:notes 1" presentation:style-name="pr1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1;p11:notes 2" draw:style-name="gr3" draw:layer="layout" svg:width="14.393cm" svg:height="10.477cm" svg:x="3.599cm" svg:y="2.095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129;p25" draw:style-name="gr10" draw:text-style-name="P2" draw:layer="layout" svg:width="25.196cm" svg:height="3.505cm" svg:x="1.399cm" svg:y="0.837cm">
          <text:p text:style-name="P1"><text:span text:style-name="T1">Calib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 2" draw:style-name="gr15" draw:text-style-name="P8" draw:layer="layout" svg:width="25.196cm" svg:height="13.859cm" svg:x="1.399cm" svg:y="4.914cm">
          <text:list text:style-name="L2">
            <text:list-item>
              <text:p text:style-name="P6"><text:span text:style-name="T3">SC send -1 to 1 out</text:span></text:p>
            </text:list-item>
            <text:list-item>
              <text:p text:style-name="P7"><text:span text:style-name="T3">Modular usually 1V per Octave spec</text:span></text:p>
            </text:list-item>
            <text:list-item>
              <text:p text:style-name="P7"><text:span text:style-name="T3">Send -1, send +1 to measure output voltage with multimeter</text:span></text:p>
            </text:list-item>
            <text:list-item>
              <text:p text:style-name="P7"><text:span text:style-name="T3">Apply offsets?</text:span></text:p>
            </text:list-item>
            <text:list-item>
              <text:p text:style-name="P7"><text:span text:style-name="T3">Figure out calibratio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10V, you want 10 octaves? multiply pitch by 0.1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26;p12:notes 1" presentation:style-name="pr1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7;p12:notes 2" draw:style-name="gr3" draw:layer="layout" svg:width="14.393cm" svg:height="10.477cm" svg:x="3.599cm" svg:y="2.095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135;p26" draw:style-name="gr10" draw:text-style-name="P2" draw:layer="layout" svg:width="25.196cm" svg:height="3.505cm" svg:x="1.399cm" svg:y="0.837cm">
          <text:p text:style-name="P1"><text:span text:style-name="T1">SC example file for Modular Control (and thes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 2" draw:style-name="gr16" draw:text-style-name="P4" draw:layer="layout" svg:width="25.196cm" svg:height="13.859cm" svg:x="1.399cm" svg:y="4.914cm">
          <text:p text:style-name="P3"><text:span text:style-name="T3"/></text:p>
          <text:p text:style-name="P3"><text:span text:style-name="T3"/></text:p>
          <text:list text:style-name="L2">
            <text:list-item>
              <text:p text:style-name="P3"><text:span text:style-name="T3">https://github.com/adadu/ctrlModularsS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32;p13:notes 1" presentation:style-name="pr1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3;p13:notes 2" draw:style-name="gr3" draw:layer="layout" svg:width="14.393cm" svg:height="10.477cm" svg:x="3.599cm" svg:y="2.095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141;p27" draw:style-name="gr10" draw:text-style-name="P2" draw:layer="layout" svg:width="25.196cm" svg:height="3.505cm" svg:x="1.399cm" svg:y="0.837cm">
          <text:p text:style-name="P1"><text:span text:style-name="T1">Related Links of Inte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 2" draw:style-name="gr17" draw:text-style-name="P8" draw:layer="layout" svg:width="25.196cm" svg:height="12.18cm" svg:x="1.399cm" svg:y="4.914cm">
          <text:list text:style-name="L2">
            <text:list-item>
              <text:p text:style-name="P6"><text:span text:style-name="T13"><text:a xlink:href="https://prynth.github.io/" xlink:type="simple">https://prynth.github.io/</text:a></text:span></text:p>
            </text:list-item>
            <text:list-item>
              <text:p text:style-name="P7"><text:span text:style-name="T13"><text:a xlink:href="https://github.com/newdigate/teensy-eurorack" xlink:type="simple">https://github.com/newdigate/teensy-eurorack</text:a></text:span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38;p14:notes 1" presentation:style-name="pr1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9;p14:notes 2" draw:style-name="gr3" draw:layer="layout" svg:width="14.393cm" svg:height="10.477cm" svg:x="3.599cm" svg:y="2.09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6cm" svg:height="3.505cm" svg:x="1.399cm" svg:y="0.837cm" presentation:class="title" presentation:placeholder="true" presentation:user-transformed="true">
        <draw:text-box/>
      </draw:frame>
      <draw:frame presentation:style-name="TITLE_5f_AND_5f_BODY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6cm" svg:height="3.505cm" svg:x="1.399cm" svg:y="0.837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6cm" svg:height="12.18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3.969cm" svg:height="10.476cm" svg:x="3.81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9-07T11:30:06</meta:creation-date>
    <meta:editing-duration>PT3H5M45S</meta:editing-duration>
    <meta:editing-cycles>20</meta:editing-cycles>
    <dc:date>2022-06-09T13:39:03.105647679</dc:date>
    <meta:generator>LibreOffice/7.3.3.2$MacOSX_X86_64 LibreOffice_project/d1d0ea68f081ee2800a922cac8f79445e4603348</meta:generator>
    <meta:document-statistic meta:object-count="93"/>
  </office:meta>
</office:document-meta>
</file>